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54000000BDFF52E9D8816DF8C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Encabezado">
      <style:text-properties fo:color="#ffffff"/>
    </style:style>
    <style:style style:name="P2" style:family="paragraph" style:parent-style-name="Encabezado">
      <style:paragraph-properties fo:text-align="center" style:justify-single-word="false"/>
      <style:text-properties fo:color="#ffffff"/>
    </style:style>
    <style:style style:name="P3" style:family="paragraph" style:parent-style-name="Encabezado">
      <style:paragraph-properties fo:text-align="center" style:justify-single-word="false"/>
    </style:style>
    <style:style style:name="P4" style:family="paragraph" style:parent-style-name="Pie_20_de_20_página">
      <style:paragraph-properties fo:text-align="center" style:justify-single-word="false"/>
    </style:style>
    <style:style style:name="P5" style:family="paragraph" style:parent-style-name="Normal">
      <style:text-properties fo:font-size="14pt" style:font-size-asian="14pt" style:font-size-complex="12pt"/>
    </style:style>
    <style:style style:name="P6" style:family="paragraph" style:parent-style-name="Normal">
      <style:text-properties fo:font-size="12pt" style:font-size-asian="12pt" style:font-size-complex="12pt"/>
    </style:style>
    <style:style style:name="P7" style:family="paragraph" style:parent-style-name="Normal">
      <style:text-properties fo:font-size="12pt" style:font-size-asian="12pt" style:font-name-complex="Calibri" style:font-size-complex="12pt"/>
    </style:style>
    <style:style style:name="P8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style:font-name="Arial" fo:font-size="10pt" style:font-name-asian="Times New Roman" style:font-size-asian="10pt" style:language-asian="es" style:country-asian="ES" style:font-name-complex="Arial" style:font-size-complex="10pt" fo:hyphenate="true" loext:hyphenation-no-caps="false"/>
    </style:style>
    <style:style style:name="P9" style:family="paragraph" style:parent-style-name="Normal">
      <style:paragraph-properties fo:margin-top="0cm" fo:margin-bottom="0cm" loext:contextual-spacing="false" fo:line-height="100%" fo:text-align="end" style:justify-single-word="false" fo:hyphenation-ladder-count="no-limit" style:vertical-align="auto"/>
      <style:text-properties style:font-name="Arial" fo:font-size="10pt" style:font-name-asian="Times New Roman" style:font-size-asian="10pt" style:language-asian="es" style:country-asian="ES" style:font-name-complex="Arial" style:font-size-complex="10pt" fo:hyphenate="true" loext:hyphenation-no-caps="false"/>
    </style:style>
    <style:style style:name="P10" style:family="paragraph" style:parent-style-name="Normal" style:master-page-name="MP0">
      <style:paragraph-properties style:page-number="auto" fo:break-before="page"/>
      <style:text-properties fo:font-size="14pt" style:font-size-asian="14pt" style:font-size-complex="12pt"/>
    </style:style>
    <style:style style:name="P11" style:family="paragraph" style:parent-style-name="Párrafo_20_de_20_lista" style:list-style-name="L1">
      <style:text-properties fo:font-size="12pt" style:font-size-asian="12pt" style:font-name-complex="Calibri" style:font-size-complex="12pt"/>
    </style:style>
    <style:style style:name="P12" style:family="paragraph" style:parent-style-name="Párrafo_20_de_20_lista" style:list-style-name="L2">
      <style:text-properties fo:font-size="12pt" style:font-size-asian="12pt" style:font-name-complex="Calibri" style:font-size-complex="12pt"/>
    </style:style>
    <style:style style:name="P13" style:family="paragraph" style:parent-style-name="Párrafo_20_de_20_lista" style:list-style-name="L3">
      <style:text-properties fo:font-size="12pt" style:font-size-asian="12pt" style:font-name-complex="Calibri" style:font-size-complex="12pt"/>
    </style:style>
    <style:style style:name="P14" style:family="paragraph" style:parent-style-name="Párrafo_20_de_20_lista" style:list-style-name="L2">
      <style:text-properties fo:font-size="12pt" officeooo:rsid="000c512f" officeooo:paragraph-rsid="000c512f" style:font-size-asian="12pt" style:font-name-complex="Calibri" style:font-size-complex="12pt"/>
    </style:style>
    <style:style style:name="P15" style:family="paragraph" style:parent-style-name="Párrafo_20_de_20_lista" style:list-style-name="L2">
      <style:text-properties officeooo:paragraph-rsid="000c512f"/>
    </style:style>
    <style:style style:name="P16" style:family="paragraph" style:parent-style-name="Párrafo_20_de_20_lista" style:list-style-name="L3"/>
    <style:style style:name="T1" style:family="text">
      <style:text-properties fo:color="#ffffff" style:language-asian="es" style:country-asian="ES"/>
    </style:style>
    <style:style style:name="T2" style:family="text">
      <style:text-properties fo:color="#ffffff" fo:font-size="14pt" style:font-size-asian="14pt"/>
    </style:style>
    <style:style style:name="T3" style:family="text">
      <style:text-properties fo:font-size="12pt" style:font-size-asian="12pt" style:font-name-complex="Calibri" style:font-size-complex="12pt"/>
    </style:style>
    <style:style style:name="T4" style:family="text">
      <style:text-properties fo:font-size="12pt" officeooo:rsid="000c512f" style:font-size-asian="12pt" style:font-name-complex="Calibri" style:font-size-complex="12pt"/>
    </style:style>
    <style:style style:name="T5" style:family="text">
      <style:text-properties officeooo:rsid="000c512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5">Esqueleto Proyecto</text:p>
      <text:p text:style-name="P6">Introducción</text:p>
      <text:p text:style-name="P7">Análisis del contexto:</text:p>
      <text:list xml:id="list2284112723" text:style-name="L1">
        <text:list-item>
          <text:p text:style-name="P11">Identificación y priorización de necesidades</text:p>
        </text:list-item>
        <text:list-item>
          <text:p text:style-name="P11">Tecnologías existentes:</text:p>
          <text:list>
            <text:list-item>
              <text:p text:style-name="P11">Alternativas</text:p>
            </text:list-item>
            <text:list-item>
              <text:p text:style-name="P11">Relacionadas</text:p>
            </text:list-item>
          </text:list>
        </text:list-item>
        <text:list-item>
          <text:p text:style-name="P11">Tendencias</text:p>
        </text:list-item>
      </text:list>
      <text:p text:style-name="P7">Diseño del proyecto:</text:p>
      <text:list xml:id="list947784767" text:style-name="L2">
        <text:list-item>
          <text:p text:style-name="P12">Definición del proyecto</text:p>
        </text:list-item>
        <text:list-item>
          <text:p text:style-name="P12">Alcance del proyecto: ¿Qué pretendo hacer? Y ¿qué no está incluido en el proyecto?</text:p>
        </text:list-item>
        <text:list-item>
          <text:p text:style-name="P14">Viabilidad económica:</text:p>
          <text:list>
            <text:list-item>
              <text:p text:style-name="P14">DAFO</text:p>
            </text:list-item>
            <text:list-item>
              <text:p text:style-name="P15"><text:span text:style-name="T4">Tabla de inversiones, gastos e ingresos esperados</text:span></text:p>
            </text:list-item>
          </text:list>
        </text:list-item>
        <text:list-item>
          <text:p text:style-name="P12">Objetivos y Criterios de diseño. </text:p>
        </text:list-item>
        <text:list-item>
          <text:p text:style-name="P12">Recursos necesarios</text:p>
          <text:list>
            <text:list-item>
              <text:p text:style-name="P12">Hardware</text:p>
              <text:list>
                <text:list-item>
                  <text:p text:style-name="P12">Físico</text:p>
                </text:list-item>
                <text:list-item>
                  <text:p text:style-name="P12">Virtual</text:p>
                </text:list-item>
                <text:list-item>
                  <text:p text:style-name="P12">Política de adaptación de las capacidades al uso</text:p>
                </text:list-item>
              </text:list>
            </text:list-item>
            <text:list-item>
              <text:p text:style-name="P12">Software</text:p>
              <text:list>
                <text:list-item>
                  <text:p text:style-name="P12">Niveles de aplicación</text:p>
                </text:list-item>
                <text:list-item>
                  <text:p text:style-name="P12">Aplicaciones, bases de datos, balance de carga</text:p>
                </text:list-item>
                <text:list-item>
                  <text:p text:style-name="P12">Seguridad, certificados</text:p>
                </text:list-item>
              </text:list>
            </text:list-item>
          </text:list>
        </text:list-item>
        <text:list-item>
          <text:p text:style-name="P12">Documentación: Diseñar algún tipo de documentación</text:p>
        </text:list-item>
      </text:list>
      <text:p text:style-name="P7">Organización del proyecto: Puesta en marcha</text:p>
      <text:list xml:id="list230018148094291" text:continue-numbering="true" text:style-name="L2">
        <text:list-item>
          <text:p text:style-name="P12">Planificación de tareas:</text:p>
          <text:list>
            <text:list-item>
              <text:p text:style-name="P12"><text:soft-page-break/>Diagrama de Gantt</text:p>
            </text:list-item>
            <text:list-item>
              <text:p text:style-name="P12">Descripción de tareas y recursos asociados</text:p>
            </text:list-item>
          </text:list>
        </text:list-item>
        <text:list-item>
          <text:p text:style-name="P12">Plan de despliegue</text:p>
          <text:list>
            <text:list-item>
              <text:p text:style-name="P12">Gestión del cambio</text:p>
            </text:list-item>
            <text:list-item>
              <text:p text:style-name="P12">Preparación del entorno</text:p>
            </text:list-item>
            <text:list-item>
              <text:p text:style-name="P12">Descripción de la configuración de los diferentes elementos</text:p>
            </text:list-item>
            <text:list-item>
              <text:p text:style-name="P12">Ajustes y configuraciones finales</text:p>
            </text:list-item>
          </text:list>
        </text:list-item>
        <text:list-item>
          <text:p text:style-name="P12">Muestras del funcionamiento del sistema</text:p>
          <text:list>
            <text:list-item>
              <text:p text:style-name="P12">Demostración</text:p>
            </text:list-item>
            <text:list-item>
              <text:p text:style-name="P12">Pruebas de carga</text:p>
            </text:list-item>
            <text:list-item>
              <text:p text:style-name="P12">Monitorización</text:p>
            </text:list-item>
          </text:list>
        </text:list-item>
        <text:list-item>
          <text:p text:style-name="P12">Mantenimiento y gestión del servicio:</text:p>
          <text:list>
            <text:list-item>
              <text:p text:style-name="P12">Actualizaciones </text:p>
            </text:list-item>
            <text:list-item>
              <text:p text:style-name="P12">Ampliación de capacidades</text:p>
            </text:list-item>
            <text:list-item>
              <text:p text:style-name="P12">Gestión de usuarios y permisos</text:p>
            </text:list-item>
            <text:list-item>
              <text:p text:style-name="P12">Versiones</text:p>
            </text:list-item>
          </text:list>
        </text:list-item>
        <text:list-item>
          <text:p text:style-name="P12">Control y supervisión del proyecto</text:p>
        </text:list-item>
      </text:list>
      <text:p text:style-name="P7">Conclusiones</text:p>
      <text:list xml:id="list1979331529" text:style-name="L3">
        <text:list-item>
          <text:p text:style-name="P13">Objetivos conseguidos</text:p>
        </text:list-item>
        <text:list-item>
          <text:p text:style-name="P13">Ampliaciones y líneas futuras</text:p>
        </text:list-item>
        <text:list-item>
          <text:p text:style-name="P16"><text:span text:style-name="T3">Descripción de otras áreas que se puedan ver beneficiadas por los resultaos del ejercici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ie_20_de_20_página" style:display-name="Pie de página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ítulo" style:family="paragraph" style:parent-style-name="Normal" style:next-style-name="Normal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24.836cm" fo:margin-left="-3.009cm" table:align="left"/>
    </style:style>
    <style:style style:name="Table1.A" style:family="table-column">
      <style:table-column-properties style:column-width="2.249cm"/>
    </style:style>
    <style:style style:name="Table1.B" style:family="table-column">
      <style:table-column-properties style:column-width="4.752cm"/>
    </style:style>
    <style:style style:name="Table1.C" style:family="table-column">
      <style:table-column-properties style:column-width="8.502cm"/>
    </style:style>
    <style:style style:name="Table1.D" style:family="table-column">
      <style:table-column-properties style:column-width="9.333cm"/>
    </style:style>
    <style:style style:name="Table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Encabezado">
      <style:text-properties fo:color="#ffffff"/>
    </style:style>
    <style:style style:name="MP2" style:family="paragraph" style:parent-style-name="Encabezado">
      <style:paragraph-properties fo:text-align="center" style:justify-single-word="false"/>
    </style:style>
    <style:style style:name="MP3" style:family="paragraph" style:parent-style-name="Encabezado">
      <style:paragraph-properties fo:text-align="center" style:justify-single-word="false"/>
      <style:text-properties fo:color="#ffffff"/>
    </style:style>
    <style:style style:name="MP4" style:family="paragraph" style:parent-style-name="Pie_20_de_20_página">
      <style:paragraph-properties fo:text-align="center" style:justify-single-word="false"/>
    </style:style>
    <style:style style:name="MT1" style:family="text">
      <style:text-properties fo:color="#ffffff" style:language-asian="es" style:country-asian="ES"/>
    </style:style>
    <style:style style:name="MT2" style:family="text">
      <style:text-properties fo:color="#ffffff" fo:font-size="14pt" style:font-size-asian="14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><text:span text:style-name="Fuente_20_de_20_párrafo_20_predeter."><text:span text:style-name="MT1"><draw:frame draw:style-name="Mfr1" draw:name="Imagen 1" text:anchor-type="as-char" svg:y="0cm" svg:width="3.78cm" style:rel-width="scale" svg:height="2.101cm" style:rel-height="scale" draw:z-index="1"><draw:image xlink:href="Pictures/1000020000000154000000BDFF52E9D8816DF8CC.png" xlink:type="simple" xlink:show="embed" xlink:actuate="onLoad" loext:mime-type="image/png"/></draw:frame></text:span></text:span></text:p>
            </table:table-cell>
            <table:table-cell table:style-name="Table1.A1" office:value-type="string">
              <text:p text:style-name="MP3"/>
              <text:p text:style-name="MP2"><text:span text:style-name="Fuente_20_de_20_párrafo_20_predeter."><text:span text:style-name="MT2">0379 PROTYECTO DE ADMINISTRACIÓN DE SISTEMAS INFORMÁTICOS EN RED</text:span></text:span></text:p>
            </table:table-cell>
            <table:table-cell table:style-name="Table1.A1" office:value-type="string">
              <text:p text:style-name="MP1"/>
            </table:table-cell>
          </table:table-row>
        </table:table>
        <text:p text:style-name="Encabezado"/>
      </style:header>
      <style:footer>
        <text:p text:style-name="MP4"><text:page-number text:select-page="current">2</text:page-number></text:p>
        <text:p text:style-name="Pie_20_de_20_págin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Bea</meta:initial-creator>
    <meta:creation-date>2020-04-02T14:22:00Z</meta:creation-date>
    <dc:date>2021-04-06T23:00:17.877556534</dc:date>
    <meta:editing-cycles>4</meta:editing-cycles>
    <meta:editing-duration>PT4M31S</meta:editing-duration>
    <meta:document-statistic meta:table-count="1" meta:image-count="1" meta:object-count="0" meta:page-count="2" meta:paragraph-count="51" meta:word-count="225" meta:character-count="1389" meta:non-whitespace-character-count="1254"/>
    <meta:template xlink:type="simple" xlink:actuate="onRequest" xlink:title="" xlink:href="Normal.dotm"/>
  </office:meta>
</office:document-meta>
</file>